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draw:fill="none" draw:stroke="solid" svg:stroke-width="0.00694in" svg:stroke-color="#5b9bd5" draw:marker-end="a513" svg:stroke-opacity="100%" draw:stroke-linejoin="miter" svg:stroke-linecap="butt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6">
      <style:graphic-properties draw:fill="none" draw:stroke="solid" svg:stroke-width="0.00694in" svg:stroke-color="#5b9bd5" draw:marker-end="a515" svg:stroke-opacity="100%" draw:stroke-linejoin="miter" svg:stroke-linecap="butt"/>
    </style:style>
    <style:style style:family="graphic" style:name="a475">
      <style:graphic-properties draw:fill="none" draw:stroke="solid" svg:stroke-width="0.00694in" svg:stroke-color="#5b9bd5" draw:marker-end="a474" svg:stroke-opacity="100%" draw:stroke-linejoin="miter" svg:stroke-linecap="butt"/>
    </style:style>
    <style:style style:family="graphic" style:name="a518">
      <style:graphic-properties draw:fill="none" draw:stroke="solid" svg:stroke-width="0.00694in" svg:stroke-color="#5b9bd5" draw:marker-end="a517" svg:stroke-opacity="100%" draw:stroke-linejoin="miter" svg:stroke-linecap="butt"/>
    </style:style>
    <style:style style:family="graphic" style:name="a477">
      <style:graphic-properties draw:fill="none" draw:stroke="solid" svg:stroke-width="0.00694in" svg:stroke-color="#5b9bd5" draw:marker-end="a476" svg:stroke-opacity="100%" draw:stroke-linejoin="miter" svg:stroke-linecap="butt"/>
    </style:style>
    <style:style style:family="graphic" style:name="a479">
      <style:graphic-properties draw:fill="none" draw:stroke="solid" svg:stroke-width="0.00694in" svg:stroke-color="#5b9bd5" draw:marker-end="a478" svg:stroke-opacity="100%" draw:stroke-linejoin="miter" svg:stroke-linecap="butt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none" draw:stroke="solid" svg:stroke-width="0.00694in" svg:stroke-color="#5b9bd5" draw:marker-end="a412" svg:stroke-opacity="100%" draw:stroke-linejoin="miter" svg:stroke-linecap="butt"/>
    </style:style>
    <style:style style:family="graphic" style:name="a415">
      <style:graphic-properties draw:fill="none" draw:stroke="solid" svg:stroke-width="0.00694in" svg:stroke-color="#5b9bd5" draw:marker-end="a414" svg:stroke-opacity="100%" draw:stroke-linejoin="miter" svg:stroke-linecap="but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0694in" svg:stroke-color="#5b9bd5" draw:marker-end="a519" svg:stroke-opacity="100%" draw:stroke-linejoin="miter" svg:stroke-linecap="butt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0694in" svg:stroke-color="#5b9bd5" draw:marker-end="a480" svg:stroke-opacity="100%" draw:stroke-linejoin="miter" svg:stroke-linecap="butt"/>
    </style:style>
    <style:style style:family="graphic" style:name="a522">
      <style:graphic-properties draw:fill="none" draw:stroke="solid" svg:stroke-width="0.00694in" svg:stroke-color="#5b9bd5" draw:marker-end="a521" svg:stroke-opacity="100%" draw:stroke-linejoin="miter" svg:stroke-linecap="butt"/>
    </style:style>
    <style:style style:family="graphic" style:name="a524">
      <style:graphic-properties draw:fill="none" draw:stroke="solid" svg:stroke-width="0.00694in" svg:stroke-color="#5b9bd5" draw:marker-end="a523" svg:stroke-opacity="100%" draw:stroke-linejoin="miter" svg:stroke-linecap="butt"/>
    </style:style>
    <style:style style:family="graphic" style:name="a483">
      <style:graphic-properties draw:fill="none" draw:stroke="solid" svg:stroke-width="0.00694in" svg:stroke-color="#5b9bd5" draw:marker-end="a482" svg:stroke-opacity="100%" draw:stroke-linejoin="miter" svg:stroke-linecap="butt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none" draw:stroke="solid" svg:stroke-width="0.00694in" svg:stroke-color="#5b9bd5" draw:marker-end="a484" svg:stroke-opacity="100%" draw:stroke-linejoin="miter" svg:stroke-linecap="butt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0694in" svg:stroke-color="#5b9bd5" draw:marker-end="a422" svg:stroke-opacity="100%" draw:stroke-linejoin="miter" svg:stroke-linecap="butt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none" draw:stroke="solid" svg:stroke-width="0.00694in" svg:stroke-color="#5b9bd5" draw:marker-end="a424" svg:stroke-opacity="100%" draw:stroke-linejoin="miter" svg:stroke-linecap="butt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0694in" svg:stroke-color="#5b9bd5" draw:marker-end="a529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0694in" svg:stroke-color="#5b9bd5" draw:marker-end="a426" svg:stroke-opacity="100%" draw:stroke-linejoin="miter" svg:stroke-linecap="butt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0694in" svg:stroke-color="#5b9bd5" draw:marker-end="a428" svg:stroke-opacity="100%" draw:stroke-linejoin="miter" svg:stroke-linecap="butt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none" draw:stroke="solid" svg:stroke-width="0.00694in" svg:stroke-color="#5b9bd5" draw:marker-end="a430" svg:stroke-opacity="100%" draw:stroke-linejoin="miter" svg:stroke-linecap="butt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0694in" svg:stroke-color="#5b9bd5" draw:marker-end="a432" svg:stroke-opacity="100%" draw:stroke-linejoin="miter" svg:stroke-linecap="butt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0694in" svg:stroke-color="#5b9bd5" draw:marker-end="a434" svg:stroke-opacity="100%" draw:stroke-linejoin="miter" svg:stroke-linecap="butt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draw:fill="none" draw:stroke="solid" svg:stroke-width="0.00694in" svg:stroke-color="#5b9bd5" draw:marker-end="a543" svg:stroke-opacity="100%" draw:stroke-linejoin="miter" svg:stroke-linecap="butt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none" draw:stroke="solid" svg:stroke-width="0.00694in" svg:stroke-color="#5b9bd5" draw:marker-end="a440" svg:stroke-opacity="100%" draw:stroke-linejoin="miter" svg:stroke-linecap="butt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2.39429in" svg:y="0.63742in" svg:width="1.71351in" svg:height="1.00874in" draw:id="id63" draw:style-name="a384" draw:name="Rectangle 3">
          <svg:title/>
          <svg:desc/>
          <text:p text:style-name="a383" text:class-names="" text:cond-style-name=""><text:span text:style-name="a381" text:class-names="">Plain Text Tweets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0751in" svg:y="0.63742in" svg:width="1.71351in" svg:height="1.00874in" draw:id="id64" draw:style-name="a388" draw:name="Rectangle 4">
          <svg:title/>
          <svg:desc/>
          <text:p text:style-name="a387" text:class-names="" text:cond-style-name=""><text:span text:style-name="a385" text:class-names="">Parallel Tweets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464in" svg:y="0.24976in" svg:width="2.58661in" svg:height="1.78406in" draw:id="id65" draw:style-name="a394" draw:name="Diamond 5">
          <svg:title/>
          <svg:desc/>
          <text:p text:style-name="a390" text:class-names="" text:cond-style-name=""><text:span text:style-name="a389" text:class-names="">Extraction</text:span></text:p>
          <text:p text:style-name="a393" text:class-names="" text:cond-style-name=""><text:span text:style-name="a391" text:class-names="">(1)</text:span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6.44919in" svg:y="2.40251in" svg:width="1.96177in" svg:height="1.71866in" draw:id="id66" draw:style-name="a398" draw:name="Oval 6">
          <svg:title/>
          <svg:desc/>
          <text:p text:style-name="a397" text:class-names="" text:cond-style-name=""><text:span text:style-name="a395" text:class-names="">Interface</text:span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38118in" svg:y="2.50595in" svg:width="2.01311in" svg:height="1.53873in" draw:id="id67" draw:style-name="a402" draw:name="Rectangle 8">
          <svg:title/>
          <svg:desc/>
          <text:p text:style-name="a401" text:class-names="" text:cond-style-name=""><text:span text:style-name="a399" text:class-names="">Supplement Corpus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6224in" svg:y="5.48231in" svg:width="1.71351in" svg:height="0.98156in" draw:id="id68" draw:style-name="a406" draw:name="Rectangle 12">
          <svg:title/>
          <svg:desc/>
          <text:p text:style-name="a405" text:class-names="" text:cond-style-name=""><text:span text:style-name="a403" text:class-names="">Output JSON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4838in" svg:y="5.19298in" svg:width="2.78029in" svg:height="1.58315in" draw:id="id69" draw:style-name="a411" draw:name="Diamond 14">
          <svg:title/>
          <svg:desc/>
          <text:p text:style-name="a408" text:class-names="" text:cond-style-name=""><text:span text:style-name="a407" text:class-names="">Translation</text:span></text:p>
          <text:p text:style-name="a410" text:class-names="" text:cond-style-name=""><text:span text:style-name="a409" text:class-names="">(3)</text:span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4.1078in" svg:y1="1.14179in" draw:start-shape="id63" draw:start-glue-point="1" svg:x2="6.1464in" svg:y2="1.14179in" draw:end-shape="id65" draw:end-glue-point="3" draw:id="id70" draw:style-name="a413" draw:name="Straight Arrow Connector 18">
          <svg:title/>
          <svg:desc/>
        </draw:connector>
        <draw:connector draw:type="line" svg:x1="11.0104in" svg:y1="4.04468in" svg:x2="11.0104in" svg:y2="5.07003in" draw:end-shape="id71" draw:end-glue-point="0" draw:id="id72" draw:style-name="a415" draw:name="Straight Arrow Connector 20">
          <svg:title/>
          <svg:desc/>
        </draw:connector>
        <draw:custom-shape svg:x="3.02222in" svg:y="2.40251in" svg:width="2.78364in" svg:height="1.74562in" draw:id="id73" draw:style-name="a421" draw:name="Diamond 33">
          <svg:title/>
          <svg:desc/>
          <text:p text:style-name="a417" text:class-names="" text:cond-style-name=""><text:span text:style-name="a416" text:class-names="">Normalizer</text:span></text:p>
          <text:p text:style-name="a420" text:class-names="" text:cond-style-name=""><text:span text:style-name="a418" text:class-names="">(2)</text:span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10.50751in" svg:y1="1.14179in" draw:start-shape="id64" draw:start-glue-point="3" svg:x2="8.73301in" svg:y2="1.14179in" draw:end-shape="id65" draw:end-glue-point="1" draw:id="id74" draw:style-name="a423" draw:name="Straight Arrow Connector 37">
          <svg:title/>
          <svg:desc/>
        </draw:connector>
        <draw:connector draw:type="line" svg:x1="6.44919in" svg:y1="3.26184in" draw:start-shape="id66" draw:start-glue-point="3" svg:x2="5.8436in" svg:y2="3.26184in" draw:id="id75" draw:style-name="a425" draw:name="Straight Arrow Connector 41">
          <svg:title/>
          <svg:desc/>
        </draw:connector>
        <draw:connector draw:type="line" svg:x1="2.39429in" svg:y1="3.27532in" draw:start-shape="id67" draw:start-glue-point="1" svg:x2="3.02222in" svg:y2="3.27532in" draw:end-shape="id73" draw:end-glue-point="3" draw:id="id76" draw:style-name="a427" draw:name="Straight Arrow Connector 44">
          <svg:title/>
          <svg:desc/>
        </draw:connector>
        <draw:connector draw:type="line" svg:x1="5.27575in" svg:y1="5.97309in" draw:start-shape="id68" draw:start-glue-point="1" svg:x2="6.04838in" svg:y2="5.98456in" draw:end-shape="id69" draw:end-glue-point="3" draw:id="id77" draw:style-name="a429" draw:name="Straight Arrow Connector 46">
          <svg:title/>
          <svg:desc/>
        </draw:connector>
        <draw:connector draw:type="line" svg:x1="7.4397in" svg:y1="2.03382in" draw:start-shape="id65" draw:start-glue-point="2" svg:x2="7.43008in" svg:y2="2.40251in" draw:end-shape="id66" draw:end-glue-point="0" draw:id="id78" draw:style-name="a431" draw:name="Straight Arrow Connector 50">
          <svg:title/>
          <svg:desc/>
        </draw:connector>
        <draw:connector draw:type="line" svg:x1="7.43853in" svg:y1="5.19298in" draw:start-shape="id69" draw:start-glue-point="0" svg:x2="7.43008in" svg:y2="4.12117in" draw:end-shape="id66" draw:end-glue-point="2" draw:id="id79" draw:style-name="a433" draw:name="Straight Arrow Connector 63">
          <svg:title/>
          <svg:desc/>
        </draw:connector>
        <draw:connector draw:type="line" svg:x1="4.4067in" svg:y1="4.12117in" svg:x2="4.4067in" svg:y2="5.48231in" draw:id="id80" draw:style-name="a435" draw:name="Straight Arrow Connector 85">
          <svg:title/>
          <svg:desc/>
        </draw:connector>
        <draw:custom-shape svg:x="10.1416in" svg:y="5.07003in" svg:width="1.73761in" svg:height="1.08101in" draw:id="id71" draw:style-name="a439" draw:name="Rectangle 88">
          <svg:title/>
          <svg:desc/>
          <text:p text:style-name="a438" text:class-names="" text:cond-style-name=""><text:span text:style-name="a436" text:class-names="">TER + BLEU Values</text:span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1096in" svg:y1="3.26184in" draw:start-shape="id66" draw:start-glue-point="1" svg:x2="9.62026in" svg:y2="3.26184in" draw:end-shape="id81" draw:end-glue-point="3" draw:id="id82" draw:style-name="a441" draw:name="Straight Arrow Connector 99">
          <svg:title/>
          <svg:desc/>
        </draw:connector>
        <draw:custom-shape svg:x="9.62026in" svg:y="2.47026in" svg:width="2.78029in" svg:height="1.58315in" draw:id="id81" draw:style-name="a446" draw:name="Diamond 101">
          <svg:title/>
          <svg:desc/>
          <text:p text:style-name="a443" text:class-names="" text:cond-style-name=""><text:span text:style-name="a442" text:class-names="">Evaluation</text:span></text:p>
          <text:p text:style-name="a445" text:class-names="" text:cond-style-name=""><text:span text:style-name="a444" text:class-names="">(4)</text:span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</draw:page>
      <draw:page draw:name="Slide2" draw:style-name="a447" draw:master-page-name="Master1-Layout1-title-Title-Slide" presentation:presentation-page-layout-name="Master1-PPL1" draw:id="Slide-257">
        <draw:custom-shape svg:x="1.97676in" svg:y="2.07328in" svg:width="1.82557in" svg:height="1.42088in" draw:id="id83" draw:style-name="a450" draw:name="Oval 6">
          <svg:title/>
          <svg:desc/>
          <text:p text:style-name="a449" text:class-names="" text:cond-style-name=""><text:span text:style-name="a448" text:class-names="">Extraction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07152in" svg:y="0.82667in" svg:width="1.63606in" svg:height="0.8038in" draw:id="id84" draw:style-name="a454" draw:name="Rectangle 23">
          <svg:title/>
          <svg:desc/>
          <text:p text:style-name="a453" text:class-names="" text:cond-style-name=""><text:span text:style-name="a451" text:class-names="">Plain Text Tweets</text:span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8938in" svg:y="4.07223in" svg:width="1.63606in" svg:height="0.8038in" draw:id="id85" draw:style-name="a458" draw:name="Rectangle 24">
          <svg:title/>
          <svg:desc/>
          <text:p text:style-name="a457" text:class-names="" text:cond-style-name=""><text:span text:style-name="a455" text:class-names="">JSON File</text:span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4141in" svg:y="2.15873in" svg:width="2.25297in" svg:height="1.25in" draw:id="id86" draw:style-name="a462" draw:name="Diamond 25">
          <svg:title/>
          <svg:desc/>
          <text:p text:style-name="a461" text:class-names="" text:cond-style-name=""><text:span text:style-name="a459" text:class-names="">Extraction of specific lines or ranges</text:span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7.68355in" svg:y="2.15873in" svg:width="2.40822in" svg:height="1.25in" draw:id="id87" draw:style-name="a466" draw:name="Diamond 27">
          <svg:title/>
          <svg:desc/>
          <text:p text:style-name="a465" text:class-names="" text:cond-style-name=""><text:span text:style-name="a463" text:class-names="">Encode in specific JSON format</text:span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10.68093in" svg:y="2.15872in" svg:width="2.25297in" svg:height="1.25in" draw:id="id88" draw:style-name="a470" draw:name="Diamond 28">
          <svg:title/>
          <svg:desc/>
          <text:p text:style-name="a469" text:class-names="" text:cond-style-name=""><text:span text:style-name="a467" text:class-names="">Upload to Interface</text:span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11.06393in" svg:y="5.72955in" svg:width="1.48697in" svg:height="0.75001in" draw:id="id89" draw:style-name="a473" draw:name="Oval 29">
          <svg:title/>
          <svg:desc/>
          <text:p text:style-name="a472" text:class-names="" text:cond-style-name=""><text:span text:style-name="a471" text:class-names="">Interface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80233in" svg:y1="2.78372in" draw:start-shape="id83" draw:start-glue-point="1" svg:x2="4.84141in" svg:y2="2.78373in" draw:end-shape="id86" draw:end-glue-point="3" draw:id="id90" draw:style-name="a475" draw:name="Straight Arrow Connector 32">
          <svg:title/>
          <svg:desc/>
        </draw:connector>
        <draw:connector draw:type="line" svg:x1="10.03382in" svg:y1="2.78372in" svg:x2="10.68093in" svg:y2="2.78372in" draw:end-shape="id88" draw:end-glue-point="3" draw:id="id91" draw:style-name="a477" draw:name="Straight Arrow Connector 35">
          <svg:title/>
          <svg:desc/>
        </draw:connector>
        <draw:connector draw:type="line" svg:x1="11.80741in" svg:y1="3.40872in" draw:start-shape="id88" draw:start-glue-point="2" svg:x2="11.80741in" svg:y2="4.07223in" draw:end-shape="id85" draw:end-glue-point="0" draw:id="id92" draw:style-name="a479" draw:name="Straight Arrow Connector 39">
          <svg:title/>
          <svg:desc/>
        </draw:connector>
        <draw:connector draw:type="line" svg:x1="2.88955in" svg:y1="4.07223in" draw:start-shape="id93" draw:start-glue-point="0" svg:x2="2.88955in" svg:y2="3.49417in" draw:end-shape="id83" draw:end-glue-point="2" draw:id="id94" draw:style-name="a481" draw:name="Straight Arrow Connector 42">
          <svg:title/>
          <svg:desc/>
        </draw:connector>
        <draw:connector draw:type="line" svg:x1="2.88955in" svg:y1="1.63047in" draw:start-shape="id84" draw:start-glue-point="2" svg:x2="2.88955in" svg:y2="2.07328in" draw:end-shape="id83" draw:end-glue-point="0" draw:id="id95" draw:style-name="a483" draw:name="Straight Arrow Connector 45">
          <svg:title/>
          <svg:desc/>
        </draw:connector>
        <draw:connector draw:type="line" svg:x1="11.80741in" svg:y1="4.87602in" svg:x2="11.80741in" svg:y2="5.72955in" draw:end-shape="id89" draw:end-glue-point="0" draw:id="id96" draw:style-name="a485" draw:name="Straight Arrow Connector 86">
          <svg:title/>
          <svg:desc/>
        </draw:connector>
        <draw:custom-shape svg:x="2.07152in" svg:y="4.07223in" svg:width="1.63606in" svg:height="0.8038in" draw:id="id93" draw:style-name="a489" draw:name="Rectangle 93">
          <svg:title/>
          <svg:desc/>
          <text:p text:style-name="a488" text:class-names="" text:cond-style-name=""><text:span text:style-name="a486" text:class-names="">JSON File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90" draw:master-page-name="Master1-Layout1-title-Title-Slide" presentation:presentation-page-layout-name="Master1-PPL1" draw:id="Slide-258">
        <draw:custom-shape svg:x="0.26148in" svg:y="0.34321in" svg:width="1.98535in" svg:height="1.37613in" draw:id="id97" draw:style-name="a493" draw:name="Oval 6">
          <svg:title/>
          <svg:desc/>
          <text:p text:style-name="a492" text:class-names="" text:cond-style-name=""><text:span text:style-name="a491" text:class-names="">Normalization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16298in" svg:y="0.6608in" svg:width="1.63606in" svg:height="0.8038in" draw:id="id98" draw:style-name="a497" draw:name="Rectangle 23">
          <svg:title/>
          <svg:desc/>
          <text:p text:style-name="a496" text:class-names="" text:cond-style-name=""><text:span text:style-name="a494" text:class-names="">Previous Analysis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767in" svg:y="0.72409in" svg:width="1.16288in" svg:height="0.67722in" draw:id="id99" draw:style-name="a501" draw:name="Rectangle 24">
          <svg:title/>
          <svg:desc/>
          <text:p text:style-name="a500" text:class-names="" text:cond-style-name=""><text:span text:style-name="a498" text:class-names="">Tweet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1708in" svg:y="2.08153in" svg:width="1.72785in" svg:height="0.79251in" draw:id="id100" draw:style-name="a505" draw:name="Diamond 25">
          <svg:title/>
          <svg:desc/>
          <text:p text:style-name="a504" text:class-names="" text:cond-style-name=""><text:span text:style-name="a502" text:class-names="">Selection Script</text:span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4.29852in" svg:y="0.40605in" svg:width="2.35349in" svg:height="1.31329in" draw:id="id101" draw:style-name="a509" draw:name="Diamond 26">
          <svg:title/>
          <svg:desc/>
          <text:p text:style-name="a508" text:class-names="" text:cond-style-name=""><text:span text:style-name="a506" text:class-names="">Regex Normalization</text:span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1.77194in" svg:y="3.26844in" svg:width="1.70058in" svg:height="0.75001in" draw:id="id102" draw:style-name="a512" draw:name="Oval 29">
          <svg:title/>
          <svg:desc/>
          <text:p text:style-name="a511" text:class-names="" text:cond-style-name=""><text:span text:style-name="a510" text:class-names="">Translation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51832in" svg:y1="1.6877in" draw:start-shape="id103" draw:start-glue-point="2" svg:x2="8.51832in" svg:y2="2.95745in" draw:end-shape="id104" draw:end-glue-point="0" draw:id="id105" draw:style-name="a514" draw:name="Straight Arrow Connector 30">
          <svg:title/>
          <svg:desc/>
        </draw:connector>
        <draw:connector draw:type="line" svg:x1="11.98101in" svg:y1="1.4646in" draw:start-shape="id98" draw:start-glue-point="2" svg:x2="11.98101in" svg:y2="2.08153in" draw:end-shape="id100" draw:end-glue-point="0" draw:id="id106" draw:style-name="a516" draw:name="Straight Arrow Connector 32">
          <svg:title/>
          <svg:desc/>
        </draw:connector>
        <draw:connector draw:type="line" svg:x1="6.65202in" svg:y1="1.0627in" draw:start-shape="id101" draw:start-glue-point="1" svg:x2="7.39183in" svg:y2="1.0627in" draw:end-shape="id103" draw:end-glue-point="3" draw:id="id107" draw:style-name="a518" draw:name="Straight Arrow Connector 34">
          <svg:title/>
          <svg:desc/>
        </draw:connector>
        <draw:connector draw:type="line" svg:x1="11.21963in" svg:y1="3.58041in" draw:start-shape="id108" draw:start-glue-point="3" svg:x2="9.6448in" svg:y2="3.58245in" draw:end-shape="id104" draw:end-glue-point="1" draw:id="id109" draw:style-name="a520" draw:name="Straight Arrow Connector 35">
          <svg:title/>
          <svg:desc/>
        </draw:connector>
        <draw:connector draw:type="line" svg:x1="4.75476in" svg:y1="3.65322in" draw:start-shape="id110" draw:start-glue-point="3" svg:x2="3.47251in" svg:y2="3.64344in" draw:end-shape="id102" draw:end-glue-point="1" draw:id="id111" draw:style-name="a522" draw:name="Straight Arrow Connector 39">
          <svg:title/>
          <svg:desc/>
        </draw:connector>
        <draw:connector draw:type="line" svg:x1="7.39025in" svg:y1="3.58041in" svg:x2="6.27753in" svg:y2="3.58041in" draw:id="id112" draw:style-name="a524" draw:name="Straight Arrow Connector 42">
          <svg:title/>
          <svg:desc/>
        </draw:connector>
        <draw:custom-shape svg:x="4.75476in" svg:y="3.288in" svg:width="1.52276in" svg:height="0.73045in" draw:id="id110" draw:style-name="a528" draw:name="Rectangle 31">
          <svg:title/>
          <svg:desc/>
          <text:p text:style-name="a527" text:class-names="" text:cond-style-name=""><text:span text:style-name="a525" text:class-names="">Output JSON</text:span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4684in" svg:y1="1.0627in" svg:x2="2.7767in" svg:y2="1.0627in" draw:end-shape="id99" draw:end-glue-point="3" draw:id="id113" draw:style-name="a530" draw:name="Straight Arrow Connector 37">
          <svg:title/>
          <svg:desc/>
        </draw:connector>
        <draw:custom-shape svg:x="7.39183in" svg:y="0.4377in" svg:width="2.25297in" svg:height="1.25in" draw:id="id103" draw:style-name="a534" draw:name="Diamond 47">
          <svg:title/>
          <svg:desc/>
          <text:p text:style-name="a533" text:class-names="" text:cond-style-name=""><text:span text:style-name="a531" text:class-names="">Slang Dictionary</text:span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7.39183in" svg:y="2.95745in" svg:width="2.25297in" svg:height="1.25in" draw:id="id104" draw:style-name="a538" draw:name="Diamond 48">
          <svg:title/>
          <svg:desc/>
          <text:p text:style-name="a537" text:class-names="" text:cond-style-name=""><text:span text:style-name="a535" text:class-names="">Spellcheck</text:span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11.21963in" svg:y="3.288in" svg:width="1.52276in" svg:height="0.58483in" draw:id="id108" draw:style-name="a542" draw:name="Rectangle 50">
          <svg:title/>
          <svg:desc/>
          <text:p text:style-name="a541" text:class-names="" text:cond-style-name=""><text:span text:style-name="a539" text:class-names="">Corpus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98101in" svg:y1="2.83724in" svg:x2="11.98101in" svg:y2="3.2979in" draw:id="id114" draw:style-name="a544" draw:name="Straight Arrow Connector 57">
          <svg:title/>
          <svg:desc/>
        </draw:connector>
      </draw:page>
      <draw:page draw:name="Slide4" draw:style-name="a545" draw:master-page-name="Master1-Layout1-title-Title-Slide" presentation:presentation-page-layout-name="Master1-PPL1" draw:id="Slide-259">
        <draw:custom-shape svg:x="0.36068in" svg:y="2.89235in" svg:width="1.98535in" svg:height="1.37613in" draw:id="id115" draw:style-name="a548" draw:name="Oval 6">
          <svg:title/>
          <svg:desc/>
          <text:p text:style-name="a547" text:class-names="" text:cond-style-name=""><text:span text:style-name="a546" text:class-names="">Translation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98761in" svg:y="1.77306in" svg:width="2.35349in" svg:height="1.31329in" draw:id="id116" draw:style-name="a552" draw:name="Diamond 26">
          <svg:title/>
          <svg:desc/>
          <text:p text:style-name="a551" text:class-names="" text:cond-style-name=""><text:span text:style-name="a549" text:class-names="">Manual Web Translation</text:span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2.9265in" svg:y="3.21518in" svg:width="1.52276in" svg:height="0.73045in" draw:id="id117" draw:style-name="a556" draw:name="Rectangle 31">
          <svg:title/>
          <svg:desc/>
          <text:p text:style-name="a555" text:class-names="" text:cond-style-name=""><text:span text:style-name="a553" text:class-names="">Output JSON</text:span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374in" svg:y="4.0087in" svg:width="2.25297in" svg:height="1.25in" draw:id="id118" draw:style-name="a560" draw:name="Diamond 48">
          <svg:title/>
          <svg:desc/>
          <text:p text:style-name="a559" text:class-names="" text:cond-style-name=""><text:span text:style-name="a557" text:class-names="">Automatic API Translation</text:span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15" svg:viewBox="0 0 20 30" svg:d="m10 0-10 30h20z"/>
    <draw:marker draw:name="a422" svg:viewBox="0 0 20 30" svg:d="m10 0-10 30h20z"/>
    <draw:marker draw:name="a517" svg:viewBox="0 0 20 30" svg:d="m10 0-10 30h20z"/>
    <draw:marker draw:name="a424" svg:viewBox="0 0 20 30" svg:d="m10 0-10 30h20z"/>
    <draw:marker draw:name="a519" svg:viewBox="0 0 20 30" svg:d="m10 0-10 30h20z"/>
    <draw:marker draw:name="a426" svg:viewBox="0 0 20 30" svg:d="m10 0-10 30h20z"/>
    <draw:marker draw:name="a428" svg:viewBox="0 0 20 30" svg:d="m10 0-10 30h20z"/>
    <draw:marker draw:name="a474" svg:viewBox="0 0 20 30" svg:d="m10 0-10 30h20z"/>
    <draw:marker draw:name="a476" svg:viewBox="0 0 20 30" svg:d="m10 0-10 30h20z"/>
    <draw:marker draw:name="a440" svg:viewBox="0 0 20 30" svg:d="m10 0-10 30h20z"/>
    <draw:marker draw:name="a478" svg:viewBox="0 0 20 30" svg:d="m10 0-10 30h20z"/>
    <draw:marker draw:name="a412" svg:viewBox="0 0 20 30" svg:d="m10 0-10 30h20z"/>
    <draw:marker draw:name="a414" svg:viewBox="0 0 20 30" svg:d="m10 0-10 30h20z"/>
    <draw:marker draw:name="a521" svg:viewBox="0 0 20 30" svg:d="m10 0-10 30h20z"/>
    <draw:marker draw:name="a523" svg:viewBox="0 0 20 30" svg:d="m10 0-10 30h20z"/>
    <draw:marker draw:name="a430" svg:viewBox="0 0 20 30" svg:d="m10 0-10 30h20z"/>
    <draw:marker draw:name="a432" svg:viewBox="0 0 20 30" svg:d="m10 0-10 30h20z"/>
    <draw:marker draw:name="a434" svg:viewBox="0 0 20 30" svg:d="m10 0-10 30h20z"/>
    <draw:marker draw:name="a529" svg:viewBox="0 0 20 30" svg:d="m10 0-10 30h20z"/>
    <draw:marker draw:name="a480" svg:viewBox="0 0 20 30" svg:d="m10 0-10 30h20z"/>
    <draw:marker draw:name="a482" svg:viewBox="0 0 20 30" svg:d="m10 0-10 30h20z"/>
    <draw:marker draw:name="a484" svg:viewBox="0 0 20 30" svg:d="m10 0-10 30h20z"/>
    <draw:marker draw:name="a543" svg:viewBox="0 0 20 30" svg:d="m10 0-10 30h20z"/>
    <draw:marker draw:name="a51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lex Burley</meta:initial-creator>
    <dc:creator>Alex Burley</dc:creator>
    <meta:creation-date>2016-04-24T20:00:35Z</meta:creation-date>
    <dc:date>2016-04-25T01:24:53Z</dc:date>
    <meta:editing-cycles>5</meta:editing-cycles>
    <meta:editing-duration>PT19458S</meta:editing-duration>
    <meta:document-statistic meta:paragraph-count="36" meta:word-count="77"/>
  </office:meta>
</office:document-meta>
</file>